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b7c8" officeooo:paragraph-rsid="000ab7c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b7c8" officeooo:paragraph-rsid="000ab7c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dada" officeooo:paragraph-rsid="000cdad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7788" officeooo:paragraph-rsid="000e778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4pt" officeooo:rsid="000cdada" officeooo:paragraph-rsid="000cdad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e7788" officeooo:paragraph-rsid="000e7788" style:font-size-asian="14pt" style:font-size-complex="14pt"/>
    </style:style>
    <style:style style:name="T1" style:family="text">
      <style:text-properties officeooo:rsid="000c7f59"/>
    </style:style>
    <style:style style:name="T2" style:family="text">
      <style:text-properties officeooo:rsid="001044f5"/>
    </style:style>
    <style:style style:name="T3" style:family="text">
      <style:text-properties officeooo:rsid="0010f194"/>
    </style:style>
    <style:style style:name="T4" style:family="text">
      <style:text-properties officeooo:rsid="0012e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que é o Ansible?</text:p>
      <text:p text:style-name="P1"/>
      <text:p text:style-name="P2"><text:tab/>É a linguagem de automação que permite descrever ambientes de aplicações fim-a-fim de TI <text:s/>com os chamados “playbooks”. <text:span text:style-name="T1">Ou, pode ser classificado também, como a ferramenta que roda os playbooks.</text:span></text:p>
      <text:p text:style-name="P2"/>
      <text:p text:style-name="P5">Ansible Tower:</text:p>
      <text:p text:style-name="P3"><text:tab/>Framework a nível enterprise que permite melhor gerência das automatizações ansible.</text:p>
      <text:p text:style-name="P3"/>
      <text:p text:style-name="P6">Playbook:</text:p>
      <text:p text:style-name="P4"><text:tab/>Playbooks são extremamente simples de criar e trabalhar. Isso pelo sua linguagem simplificada e amigável.</text:p>
      <text:p text:style-name="P4"><text:tab/><text:span text:style-name="T2">Tarefas em playbooks são sempre executadas em ordem.</text:span></text:p>
      <text:p text:style-name="P4"><text:tab/><text:span text:style-name="T3">Apesar de sua simplicidade, é possível criar ambientes complexos de infraestrutura, redes e afins.</text:span></text:p>
      <text:p text:style-name="P4"><text:tab/><text:span text:style-name="T4">Automações ansible não requerem um agente previamente instal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2:57.555487634</meta:creation-date>
    <meta:generator>LibreOffice/5.1.6.2$Linux_X86_64 LibreOffice_project/10m0$Build-2</meta:generator>
    <dc:date>2018-11-01T11:12:29.135388791</dc:date>
    <meta:editing-duration>PT9M30S</meta:editing-duration>
    <meta:editing-cycles>8</meta:editing-cycles>
    <meta:document-statistic meta:table-count="0" meta:image-count="0" meta:object-count="0" meta:page-count="1" meta:paragraph-count="9" meta:word-count="94" meta:character-count="643" meta:non-whitespace-character-count="551"/>
  </office:meta>
</office:document-meta>
</file>